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 style:data-style-name="N2"/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5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5" office:value-type="float" office:value="1.2">
            <text:p>1.20</text:p>
          </table:table-cell>
          <table:table-cell table:style-name="ce6" office:value-type="float" office:value="7240">
            <text:p>7240</text:p>
          </table:table-cell>
          <table:table-cell office:value-type="string">
            <text:p>k/m</text:p>
          </table:table-cell>
          <table:table-cell office:value-type="float" office:value="2833">
            <text:p>2833</text:p>
          </table:table-cell>
          <table:table-cell table:style-name="ce5" office:value-type="float" office:value="1.15">
            <text:p>1.15</text:p>
          </table:table-cell>
          <table:table-cell office:value-type="float" office:value="7400">
            <text:p>7400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5" office:value-type="float" office:value="1.7">
            <text:p>1.70</text:p>
          </table:table-cell>
          <table:table-cell table:style-name="ce5" office:value-type="float" office:value="7800">
            <text:p>7800.00</text:p>
          </table:table-cell>
          <table:table-cell office:value-type="string">
            <text:p>g/cm</text:p>
          </table:table-cell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5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5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5" office:value-type="float" office:value="1.5">
            <text:p>1.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5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5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5" office:value-type="float" office:value="1.8">
            <text:p>1.8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5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5" office:value-type="float" office:value="1.6">
            <text:p>1.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5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5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5" office:value-type="float" office:value="1.9">
            <text:p>1.9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5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5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5" office:value-type="float" office:value="1.59">
            <text:p>1.5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5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5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5" office:value-type="float" office:value="1.81">
            <text:p>1.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5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5" office:value-type="float" office:value="1.7">
            <text:p>1.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5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5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5" office:value-type="float" office:value="1.69">
            <text:p>1.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5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5" office:value-type="float" office:value="1.76">
            <text:p>1.7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formula="of:=ABS([.F21]-[.F20])" office:value-type="float" office:value="0.164">
            <text:p>0.164</text:p>
          </table:table-cell>
          <table:table-cell table:number-columns-repeated="2"/>
          <table:table-cell table:formula="of:=[.I20]-[.I21]" office:value-type="float" office:value="773.8">
            <text:p>773.8</text:p>
          </table:table-cell>
          <table:table-cell table:formula="of:=ABS([.J21]-[.J20])" office:value-type="float" office:value="0.306">
            <text:p>0.306</text:p>
          </table:table-cell>
          <table:table-cell table:number-columns-repeated="2"/>
          <table:table-cell table:formula="of:=[.M20]-[.M21]" office:value-type="float" office:value="1649.4">
            <text:p>1649.4</text:p>
          </table:table-cell>
          <table:table-cell table:formula="of:=ABS([.N21]-[.N20])" office:value-type="float" office:value="0.15">
            <text:p>0.1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onstante</text:p>
          </table:table-cell>
          <table:table-cell table:formula="of:=[.G2]*[.G4]/[.F2]*0.0000866" office:value-type="float" office:value="11.1463822222222">
            <text:p>11.1463822222</text:p>
          </table:table-cell>
          <table:table-cell table:number-columns-repeated="3"/>
          <table:table-cell table:formula="of:=[.K2]*[.K4]/[.J2]*0.0000866" office:value-type="float" office:value="7.28227272727273">
            <text:p>7.2822727273</text:p>
          </table:table-cell>
          <table:table-cell table:number-columns-repeated="3"/>
          <table:table-cell table:formula="of:=[.O2]*[.O4]/[.N2]*0.0000866" office:value-type="float" office:value="6.51065060240964">
            <text:p>6.5106506024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1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style-name="ce3" table:formula="of:=2*([.E22])/998*[.E25]/1000" office:value-type="float" office:value="0.00276984247606324">
            <text:p>0.0027698425</text:p>
          </table:table-cell>
          <table:table-cell table:formula="of:=2*([.E22])/[.E20]*0.16*[.G4]/[.F2]" office:value-type="float" office:value="11347.4424299878">
            <text:p>11347.4424299878</text:p>
          </table:table-cell>
          <table:table-cell/>
          <table:table-cell office:value-type="string">
            <text:p>magn.Susz</text:p>
          </table:table-cell>
          <table:table-cell table:style-name="ce3" table:formula="of:=2*([.I22])/998*[.I25]/1000" office:value-type="float" office:value="0.0112926305337949">
            <text:p>0.0112926305</text:p>
          </table:table-cell>
          <table:table-cell table:formula="of:=2*([.I22])/[.I20]*0.16*[.K4]/[.J2]" office:value-type="float" office:value="46468.2892626905">
            <text:p>46468.2892626905</text:p>
          </table:table-cell>
          <table:table-cell/>
          <table:table-cell office:value-type="string">
            <text:p>magn.Susz</text:p>
          </table:table-cell>
          <table:table-cell table:style-name="ce3" table:formula="of:=2*([.M22])/998*[.M25]/1000" office:value-type="float" office:value="0.0215203749571432">
            <text:p>0.021520375</text:p>
          </table:table-cell>
          <table:table-cell table:formula="of:=2*([.M22])/[.M20]*0.16*[.O4]/[.N2]" office:value-type="float" office:value="88384.2368762291">
            <text:p>88384.23687622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fehler:</text:p>
          </table:table-cell>
          <table:table-cell table:formula="of:=2*([.E21]/([.E20]*[.E20]*[.E25])*[.E23]-1/([.E20]*[.E25])*[.E24])" office:value-type="float" office:value="-0.000619819358582508">
            <text:p>-0.0006198194</text:p>
          </table:table-cell>
          <table:table-cell table:number-columns-repeated="3"/>
          <table:table-cell table:formula="of:=2*([.I21]/([.I20]*[.I20]*[.I25])*[.I23]-1/([.I20]*[.I25])*[.I24])" office:value-type="float" office:value="-0.00212346419121119">
            <text:p>-0.0021234642</text:p>
          </table:table-cell>
          <table:table-cell table:number-columns-repeated="3"/>
          <table:table-cell table:formula="of:=2*([.M21]/([.M20]*[.M20]*[.M25])*[.M23]-1/([.M20]*[.M25])*[.M24])" office:value-type="float" office:value="-0.000700062634987408">
            <text:p>-0.00070006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1">
          <table:table-cell/>
          <table:table-cell table:formula="of:=[.F2]/([.G2]*[.G4])" office:value-type="float" office:value="0.00000776933701657459">
            <text:p>7.76933701657459E-006</text:p>
          </table:table-cell>
          <table:table-cell table:formula="of:=[.J2]/([.K2]*[.K4])" office:value-type="float" office:value="0.0000118918918918919">
            <text:p>1.18918918918919E-005</text:p>
          </table:table-cell>
          <table:table-cell office:value-type="string">
            <text:p>Suszep Spannnung</text:p>
          </table:table-cell>
          <table:table-cell table:style-name="ce3" table:formula="of:=4*[.E25]*[.E32]/[.E33]" office:value-type="float" office:value="0.00182800668444444">
            <text:p>0.0018280067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3" table:formula="of:=4*[.I25]*[.I32]/[.I33]" office:value-type="float" office:value="0.00222837545454546">
            <text:p>0.0022283755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3" table:formula="of:=4*[.M25]*[.M32]/[.M33]" office:value-type="float" office:value="0.000976597590361446">
            <text:p>0.00097659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Udiff</text:p>
          </table:table-cell>
          <table:table-cell table:style-name="ce4" office:value-type="float" office:value="0.000164">
            <text:p>1.64E-004</text:p>
          </table:table-cell>
          <table:table-cell table:number-columns-repeated="3"/>
          <table:table-cell table:style-name="ce4" table:formula="of:=[.J22]*0.001" office:value-type="float" office:value="0.000306">
            <text:p>3.06E-004</text:p>
          </table:table-cell>
          <table:table-cell table:number-columns-repeated="3"/>
          <table:table-cell table:style-name="ce4" table:formula="of:=[.N22]*0.001" office:value-type="float" office:value="0.00015">
            <text:p>1.50E-00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830">
            <text:p>2830</text:p>
          </table:table-cell>
          <table:table-cell table:style-name="ce5" office:value-type="float" office:value="1.2">
            <text:p>1.20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table:style-name="ce5"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table:style-name="ce5" office:value-type="float" office:value="1.7">
            <text:p>1.7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2830">
            <text:p>2830</text:p>
          </table:table-cell>
          <table:table-cell table:style-name="ce5" office:value-type="float" office:value="1.9">
            <text:p>1.90</text:p>
          </table:table-cell>
          <table:table-cell office:value-type="float" office:value="2">
            <text:p>2</text:p>
          </table:table-cell>
          <table:table-cell office:value-type="float" office:value="2750">
            <text:p>2750</text:p>
          </table:table-cell>
          <table:table-cell table:style-name="ce5" office:value-type="float" office:value="1.75">
            <text:p>1.75</text:p>
          </table:table-cell>
          <table:table-cell office:value-type="float" office:value="2">
            <text:p>2</text:p>
          </table:table-cell>
          <table:table-cell office:value-type="float" office:value="2770">
            <text:p>2770</text:p>
          </table:table-cell>
          <table:table-cell table:style-name="ce5" office:value-type="float" office:value="1.8">
            <text:p>1.8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775">
            <text:p>2775</text:p>
          </table:table-cell>
          <table:table-cell table:style-name="ce5" office:value-type="float" office:value="1.85">
            <text:p>1.85</text:p>
          </table:table-cell>
          <table:table-cell office:value-type="float" office:value="3">
            <text:p>3</text:p>
          </table:table-cell>
          <table:table-cell office:value-type="float" office:value="2780">
            <text:p>2780</text:p>
          </table:table-cell>
          <table:table-cell table:style-name="ce5" office:value-type="float" office:value="1.87">
            <text:p>1.87</text:p>
          </table:table-cell>
          <table:table-cell office:value-type="float" office:value="3">
            <text:p>3</text:p>
          </table:table-cell>
          <table:table-cell office:value-type="float" office:value="2835">
            <text:p>2835</text:p>
          </table:table-cell>
          <table:table-cell table:style-name="ce5" office:value-type="float" office:value="1.9">
            <text:p>1.9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2805">
            <text:p>2805</text:p>
          </table:table-cell>
          <table:table-cell table:style-name="ce5" office:value-type="float" office:value="1.85">
            <text:p>1.85</text:p>
          </table:table-cell>
          <table:table-cell office:value-type="float" office:value="4">
            <text:p>4</text:p>
          </table:table-cell>
          <table:table-cell office:value-type="float" office:value="2805">
            <text:p>2805</text:p>
          </table:table-cell>
          <table:table-cell table:style-name="ce5" office:value-type="float" office:value="1.89">
            <text:p>1.89</text:p>
          </table:table-cell>
          <table:table-cell office:value-type="float" office:value="4">
            <text:p>4</text:p>
          </table:table-cell>
          <table:table-cell office:value-type="float" office:value="2785">
            <text:p>2785</text:p>
          </table:table-cell>
          <table:table-cell table:style-name="ce5" office:value-type="float" office:value="1.81">
            <text:p>1.8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float" office:value="2825">
            <text:p>2825</text:p>
          </table:table-cell>
          <table:table-cell table:style-name="ce5" office:value-type="float" office:value="1.75">
            <text:p>1.75</text:p>
          </table:table-cell>
          <table:table-cell office:value-type="float" office:value="5">
            <text:p>5</text:p>
          </table:table-cell>
          <table:table-cell office:value-type="float" office:value="2835">
            <text:p>2835</text:p>
          </table:table-cell>
          <table:table-cell table:style-name="ce5" office:value-type="float" office:value="1.8">
            <text:p>1.80</text:p>
          </table:table-cell>
          <table:table-cell office:value-type="float" office:value="5">
            <text:p>5</text:p>
          </table:table-cell>
          <table:table-cell office:value-type="float" office:value="2805">
            <text:p>2805</text:p>
          </table:table-cell>
          <table:table-cell table:style-name="ce5" office:value-type="float" office:value="1.69">
            <text:p>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table:style-name="ce5" office:value-type="float" office:value="2.21">
            <text:p>2.21</text:p>
          </table:table-cell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" office:value-type="float" office:value="1.32">
            <text:p>1.32</text:p>
          </table:table-cell>
          <table:table-cell office:value-type="float" office:value="1">
            <text:p>1</text:p>
          </table:table-cell>
          <table:table-cell office:value-type="float" office:value="1173">
            <text:p>1173</text:p>
          </table:table-cell>
          <table:table-cell table:style-name="ce5" office:value-type="float" office:value="1.5">
            <text:p>1.5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2705">
            <text:p>2705</text:p>
          </table:table-cell>
          <table:table-cell table:style-name="ce5" office:value-type="float" office:value="1.9">
            <text:p>1.90</text:p>
          </table:table-cell>
          <table:table-cell office:value-type="float" office:value="2">
            <text:p>2</text:p>
          </table:table-cell>
          <table:table-cell office:value-type="float" office:value="1985">
            <text:p>1985</text:p>
          </table:table-cell>
          <table:table-cell table:style-name="ce5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1125">
            <text:p>1125</text:p>
          </table:table-cell>
          <table:table-cell table:style-name="ce5" office:value-type="float" office:value="1.6">
            <text:p>1.6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650">
            <text:p>2650</text:p>
          </table:table-cell>
          <table:table-cell table:style-name="ce5" office:value-type="float" office:value="1.8">
            <text:p>1.80</text:p>
          </table:table-cell>
          <table:table-cell office:value-type="float" office:value="3">
            <text:p>3</text:p>
          </table:table-cell>
          <table:table-cell office:value-type="float" office:value="2060">
            <text:p>2060</text:p>
          </table:table-cell>
          <table:table-cell table:style-name="ce5" office:value-type="float" office:value="1.41">
            <text:p>1.41</text:p>
          </table:table-cell>
          <table:table-cell office:value-type="float" office:value="3">
            <text:p>3</text:p>
          </table:table-cell>
          <table:table-cell office:value-type="float" office:value="1160">
            <text:p>1160</text:p>
          </table:table-cell>
          <table:table-cell table:style-name="ce5" office:value-type="float" office:value="1.59">
            <text:p>1.5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2675">
            <text:p>2675</text:p>
          </table:table-cell>
          <table:table-cell table:style-name="ce5" office:value-type="float" office:value="1.76">
            <text:p>1.76</text:p>
          </table:table-cell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style-name="ce5" office:value-type="float" office:value="1.4">
            <text:p>1.40</text:p>
          </table:table-cell>
          <table:table-cell office:value-type="float" office:value="4">
            <text:p>4</text:p>
          </table:table-cell>
          <table:table-cell office:value-type="float" office:value="1165">
            <text:p>1165</text:p>
          </table:table-cell>
          <table:table-cell table:style-name="ce5" office:value-type="float" office:value="1.7">
            <text:p>1.7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float" office:value="2680">
            <text:p>2680</text:p>
          </table:table-cell>
          <table:table-cell table:style-name="ce5" office:value-type="float" office:value="1.7">
            <text:p>1.70</text:p>
          </table:table-cell>
          <table:table-cell office:value-type="float" office:value="5">
            <text:p>5</text:p>
          </table:table-cell>
          <table:table-cell office:value-type="float" office:value="2060">
            <text:p>2060</text:p>
          </table:table-cell>
          <table:table-cell table:style-name="ce5" office:value-type="float" office:value="1.4">
            <text:p>1.40</text:p>
          </table:table-cell>
          <table:table-cell office:value-type="float" office:value="5">
            <text:p>5</text:p>
          </table:table-cell>
          <table:table-cell office:value-type="float" office:value="1160">
            <text:p>1160</text:p>
          </table:table-cell>
          <table:table-cell table:style-name="ce5" office:value-type="float" office:value="1.76">
            <text:p>1.76</text:p>
          </table:table-cell>
          <table:table-cell table:number-columns-repeated="4"/>
        </table:table-row>
        <table:table-row table:style-name="ro2" table:number-rows-repeated="104852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 style:data-style-name="N2" text:time-value="0000-00-00T20:10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5-04T21:10:27</dc:date>
    <meta:editing-duration>PT3H36M10S</meta:editing-duration>
    <meta:editing-cycles>10</meta:editing-cycles>
    <meta:generator>LibreOffice/4.0.2.2$Linux_X86_64 LibreOffice_project/400m0$Build-2</meta:generator>
    <meta:document-statistic meta:table-count="1" meta:cell-count="299" meta:object-count="0"/>
  </office:meta>
</office:document-meta>
</file>